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</style:style>
    <style:style style:name="P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4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o seu primeiro acesso vincule seu e-mail e usuário ao repositório com os dois comandos seguintes:</text:p>
      <text:p text:style-name="P2"/>
      <text:p text:style-name="P1">-&gt; git config --global user.email ‘seuemail@email.com’</text:p>
      <text:p text:style-name="P1">-&gt; git config --global user.name ‘seu_usuario_github’</text:p>
      <text:p text:style-name="P1">-&gt; git clone &lt;Local web do projeto&gt; (replica o projeto online para local. Primeiro acesso é necessário usuário e senha)</text:p>
      <text:p text:style-name="P1">-&gt; git status (Verifica as diferenças entre local e online)</text:p>
      <text:p text:style-name="P1">-&gt; git add . (Identifica todas as alterações existentes entre o diretório online e local)</text:p>
      <text:p text:style-name="P1">-&gt; git commit -m’Mensagem que identifica o conjunto de alterações’ (É a criação de um Lote alterações que vão ser enviadas para o repositório online, Usar aspas simples)</text:p>
      <text:p text:style-name="P1">-&gt; git push origin master (O comando PUSH envia todas as alterações feitas para o repositório online.</text:p>
      <text:p text:style-name="P1">-&gt; git pull (Esse comando é usado para baixar atualizações feitas online para o diretório local do projeto.)</text:p>
      <text:p text:style-name="P1">-&gt; git log --pretty=oneline (Lista o histórico de todos os commits feitos)</text:p>
      <text:p text:style-name="P2"/>
      <text:p text:style-name="P1">Para maiores detalhes o seguinte link detalha mais comandos do Git.</text:p>
      <text:p text:style-name="P2"/>
      <text:p text:style-name="P4">https://git-scm.com/docs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9T19:58:35.322966142</meta:creation-date>
    <dc:date>2021-01-29T19:59:16.827408256</dc:date>
    <meta:editing-duration>PT46S</meta:editing-duration>
    <meta:editing-cycles>1</meta:editing-cycles>
    <meta:document-statistic meta:table-count="0" meta:image-count="0" meta:object-count="0" meta:page-count="1" meta:paragraph-count="12" meta:word-count="163" meta:character-count="1016" meta:non-whitespace-character-count="867"/>
    <meta:generator>LibreOffice/6.4.6.2$Linux_X86_64 LibreOffice_project/40$Build-2</meta:generator>
  </office:meta>
</office:document-meta>
</file>